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1f3c3e" officeooo:paragraph-rsid="001f3c3e" style:font-size-asian="17.5pt" style:font-weight-asian="bold" style:font-size-complex="20pt" style:font-weight-complex="bold"/>
    </style:style>
    <style:style style:name="P2" style:family="paragraph" style:parent-style-name="Standard">
      <style:text-properties fo:font-size="12pt" fo:font-weight="normal" officeooo:rsid="001f3c3e" officeooo:paragraph-rsid="001f3c3e" style:font-size-asian="12pt" style:font-weight-asian="normal" style:font-size-complex="12pt" style:font-weight-complex="normal"/>
    </style:style>
    <style:style style:name="P3" style:family="paragraph" style:parent-style-name="Standard">
      <style:text-properties fo:font-size="12pt" fo:font-weight="normal" officeooo:rsid="0020afe3" officeooo:paragraph-rsid="0020afe3"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Introduction</text:p>
      <text:p text:style-name="P1"/>
      <text:p text:style-name="P2">In recent years, blockchain technology has emerged as one of the most transformative innovations in digital systems. Originally conceptualized as the foundation for Bitcoin, blockchain has evolved beyond cryptocurrency to power secure, transparent, and decentralized applications across industries ranging from finance and healthcare to supply chains and voting systems.</text:p>
      <text:p text:style-name="P2"/>
      <text:p text:style-name="P3">A blockchain on a really basic level is a scattered collection of record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5:32:49.352293023</meta:creation-date>
    <dc:date>2025-07-29T15:50:35.772891341</dc:date>
    <meta:editing-duration>PT7M36S</meta:editing-duration>
    <meta:editing-cycles>1</meta:editing-cycles>
    <meta:document-statistic meta:table-count="0" meta:image-count="0" meta:object-count="0" meta:page-count="1" meta:paragraph-count="3" meta:word-count="63" meta:character-count="456" meta:non-whitespace-character-count="395"/>
    <meta:generator>LibreOffice/7.3.7.2$Linux_X86_64 LibreOffice_project/30$Build-2</meta:generator>
  </office:meta>
</office:document-meta>
</file>